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3558*"/>
    </style:style>
    <style:style style:name="Table1.B" style:family="table-column">
      <style:table-column-properties style:rel-column-width="19585*"/>
    </style:style>
    <style:style style:name="Table1.C" style:family="table-column">
      <style:table-column-properties style:rel-column-width="32390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0763*"/>
    </style:style>
    <style:style style:name="Table2.B" style:family="table-column">
      <style:table-column-properties style:rel-column-width="447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4043*"/>
    </style:style>
    <style:style style:name="Table3.B" style:family="table-column">
      <style:table-column-properties style:rel-column-width="20284*"/>
    </style:style>
    <style:style style:name="Table3.C" style:family="table-column">
      <style:table-column-properties style:rel-column-width="31207*"/>
    </style:style>
    <style:style style:name="Table3.A1" style:family="table-cell">
      <style:table-cell-properties fo:border="none"/>
    </style:style>
  </office:automatic-styles>
  <office:body>
    <office:text>
      <text:p text:style-name="Title">Quantize</text:p>
      <text:p text:style-name="P1">Quantize // Maps real input to quantized output</text:p>
      <text:h text:style-name="Heading_20_1" text:outline-level="1">Description</text:h>
      <text:p text:style-name="First_20_paragraph">Produces a tensor of element type <text:span text:style-name="Source_Text">type</text:span> and the same shape as <text:span text:style-name="Source_Text">input</text:span> where the value of each coordinate <draw:frame draw:style-name="fr1" text:anchor-type="as-char"><draw:object xlink:href="Formula-0/" xlink:type="simple" xlink:show="embed" xlink:actuate="onLoad"/></draw:frame> of <text:span text:style-name="Source_Text">output</text:span> is the corresponding coordinate of <text:span text:style-name="Source_Text">input</text:span> divided by <text:span text:style-name="Source_Text">scale</text:span> rounded as specified by <text:span text:style-name="Source_Text">round_mode</text:span> plus <text:span text:style-name="Source_Text">zero_point</text:span>. The coordinate <draw:frame draw:style-name="fr1" text:anchor-type="as-char"><draw:object xlink:href="Formula-2/" xlink:type="simple" xlink:show="embed" xlink:actuate="onLoad"/></draw:frame> of <text:span text:style-name="Source_Text">scale</text:span> and <text:span text:style-name="Source_Text">zero_point</text:span> is the coordinate of <text:span text:style-name="Source_Text">output</text:span> projected onto <text:span text:style-name="Source_Text">axes</text:span>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input</text:span></text:p>
          </table:table-cell>
          <table:table-cell table:style-name="Table1.A1" office:value-type="string">
            <text:p text:style-name="Table_20_Contents">Any real type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scale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text:span text:style-name="Source_Text">input</text:span> shape projected onto <text:span text:style-name="Source_Text">axes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Text">zero_point</text:span></text:p>
          </table:table-cell>
          <table:table-cell table:style-name="Table1.A1" office:value-type="string">
            <text:p text:style-name="Table_20_Contents">Same as <text:span text:style-name="Source_Text">output</text:span></text:p>
          </table:table-cell>
          <table:table-cell table:style-name="Table1.A1" office:value-type="string">
            <text:p text:style-name="Table_20_Contents"><text:span text:style-name="Source_Text">input</text:span> shape projected onto <text:span text:style-name="Source_Text">axes</text:span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type</text:span></text:p>
          </table:table-cell>
          <table:table-cell table:style-name="Table2.A1" office:value-type="string">
            <text:p text:style-name="Table_20_Contents"><text:span text:style-name="Source_Text">output</text:span> element type; any quantized type</text:p>
          </table:table-cell>
        </table:table-row>
        <table:table-row>
          <table:table-cell table:style-name="Table2.A1" office:value-type="string">
            <text:p text:style-name="Table_20_Contents"><text:span text:style-name="Source_Text">axes</text:span></text:p>
          </table:table-cell>
          <table:table-cell table:style-name="Table2.A1" office:value-type="string">
            <text:p text:style-name="Table_20_Contents">Axis positions on which <text:span text:style-name="Source_Text">scale</text:span> and <text:span text:style-name="Source_Text">zero_point</text:span> are specified</text:p>
          </table:table-cell>
        </table:table-row>
        <table:table-row>
          <table:table-cell table:style-name="Table2.A1" office:value-type="string">
            <text:p text:style-name="Table_20_Contents"><text:span text:style-name="Source_Text">round_mode</text:span></text:p>
          </table:table-cell>
          <table:table-cell table:style-name="Table2.A1" office:value-type="string">
            <text:p text:style-name="Table_20_Contents"><text:span text:style-name="T1">ROUND_NEAREST_TOWARD_INFINITY:</text:span> round to nearest integer in case of two equidistant integers round away from zero e.g. 2.5 -&gt; 3 -3.5 -&gt; -4</text:p>
            <text:p text:style-name="Table_20_Contents"><text:span text:style-name="T1">ROUND_NEAREST_TOWARD_ZERO:</text:span> round to nearest integer in case of two equidistant integers round toward zero e.g. 2.5 -&gt; 2 -3.5 to -3</text:p>
            <text:p text:style-name="Table_20_Contents"><text:span text:style-name="T1">ROUND_NEAREST_UPWARD:</text:span> round to nearest integer in case of two equidistant integers round up e.g. 2.5 to 3 -3.5 to -3</text:p>
            <text:p text:style-name="Table_20_Contents"><text:span text:style-name="T1">ROUND_NEAREST_DOWNWARD:</text:span> round to nearest integer in case of two equidistant integers round down e.g. 2.5 to 2 -3.5 to -4</text:p>
            <text:p text:style-name="Table_20_Contents"><text:span text:style-name="T1">ROUND_NEAREST_TOWARD_EVEN:</text:span> round to nearest integer in case of two equidistant integers round to even e.g. 2.5 to 2 -3.5 to -4</text:p>
            <text:p text:style-name="Table_20_Contents"><text:span text:style-name="T1">ROUND_TOWARD_INFINITY:</text:span> round to nearest integer away from zero</text:p>
            <text:p text:style-name="Table_20_Contents"><text:span text:style-name="T1">ROUND_TOWARD_ZERO:</text:span> round to nearest integer toward zero</text:p>
            <text:p text:style-name="Table_20_Contents"><text:span text:style-name="T1">ROUND_UP:</text:span> round to nearest integer toward infinity (ceiling)</text:p>
            <text:p text:style-name="Table_20_Contents"><text:span text:style-name="T1">ROUND_DOWN:</text:span> round to nearest integer toward negative infinity (floor)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<text:span text:style-name="Source_Text">type</text:span></text:p>
          </table:table-cell>
          <table:table-cell table:style-name="Table3.A1" office:value-type="string">
            <text:p text:style-name="Table_20_Contents">Same as <text:span text:style-name="Source_Text">input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4/" xlink:type="simple" xlink:show="embed" xlink:actuate="onLoad"/></draw:frame></text:p>
      <text:h text:style-name="Heading_20_1" text:outline-level="1">C++ Interface</text:h>
      <text:p text:style-name="First_20_paragraph">ngraph::op::v0::Quanti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uantize</dc:title>
  </office:meta>
</office:document-meta>
</file>

<file path=Formula-0/content.xml><?xml version="1.0" encoding="utf-8"?>
<math xmlns="http://www.w3.org/1998/Math/MathML" display="inline">
  <mi>i</mi>
</math>
</file>

<file path=Formula-2/content.xml><?xml version="1.0" encoding="utf-8"?>
<math xmlns="http://www.w3.org/1998/Math/MathML" display="inline">
  <mi>j</mi>
</math>
</file>

<file path=Formula-4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i>i</mi>
        <mo>,</mo>
        <mi>j</mi>
      </mrow>
    </msub>
    <mo>=</mo>
    <mstyle mathvariant="monospace">
      <mi>𝚛</mi>
      <mi>𝚘</mi>
      <mi>𝚞</mi>
      <mi>𝚗</mi>
      <mi>𝚍</mi>
    </mstyle>
    <mrow>
      <mo stretchy="true" form="prefix">(</mo>
      <mfrac>
        <msub>
          <mstyle mathvariant="monospace">
            <mi>𝚒</mi>
            <mi>𝚗</mi>
            <mi>𝚙</mi>
            <mi>𝚞</mi>
            <mi>𝚝</mi>
          </mstyle>
          <mrow>
            <mi>i</mi>
            <mo>,</mo>
            <mi>j</mi>
          </mrow>
        </msub>
        <msub>
          <mstyle mathvariant="monospace">
            <mi>𝚜</mi>
            <mi>𝚌</mi>
            <mi>𝚊</mi>
            <mi>𝚕</mi>
            <mi>𝚎</mi>
          </mstyle>
          <mi>j</mi>
        </msub>
      </mfrac>
      <mo stretchy="true" form="postfix">)</mo>
    </mrow>
    <mo>+</mo>
    <msub>
      <mstyle mathvariant="monospace">
        <mi>𝚣</mi>
        <mi>𝚎</mi>
        <mi>𝚛</mi>
        <msub>
          <mi>𝚘</mi>
          <mi>𝚙</mi>
        </msub>
        <mi>𝚘</mi>
        <mi>𝚒</mi>
        <mi>𝚗</mi>
        <mi>𝚝</mi>
      </mstyle>
      <mi>j</mi>
    </msub>
  </mrow>
</math>
</file>